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.0402in" loext:contextual-spacing="false"/>
      <style:text-properties style:font-name="DejaVu Sans Condensed" fo:font-style="italic" style:font-style-asian="italic" style:font-style-complex="italic"/>
    </style:style>
    <style:style style:name="P3" style:family="paragraph" style:parent-style-name="Standard">
      <style:text-properties style:font-name="DejaVu Sans Condensed" fo:font-size="10pt" officeooo:rsid="0012af63" officeooo:paragraph-rsid="0012af63" style:font-size-asian="10pt" style:font-size-complex="10pt"/>
    </style:style>
    <style:style style:name="P4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" fo:font-size="24pt" officeooo:rsid="000663c9" officeooo:paragraph-rsid="000663c9" style:font-size-asian="24pt" style:font-size-complex="24pt"/>
    </style:style>
    <style:style style:name="P5" style:family="paragraph" style:parent-style-name="Heading_20_2">
      <style:text-properties style:font-name="DejaVu Sans Condensed"/>
    </style:style>
    <style:style style:name="P6" style:family="paragraph" style:parent-style-name="Standard" style:list-style-name="L2">
      <style:paragraph-properties fo:margin-top="0in" fo:margin-bottom="0.0402in" loext:contextual-spacing="false"/>
      <style:text-properties style:font-name="DejaVu Sans Condensed" officeooo:paragraph-rsid="00102c98"/>
    </style:style>
    <style:style style:name="P7" style:family="paragraph" style:parent-style-name="Standard" style:list-style-name="L2">
      <style:paragraph-properties fo:margin-top="0in" fo:margin-bottom="0.0402in" loext:contextual-spacing="false"/>
      <style:text-properties style:font-name="DejaVu Sans Condensed" officeooo:paragraph-rsid="001a39d9"/>
    </style:style>
    <style:style style:name="P8" style:family="paragraph" style:parent-style-name="Standard" style:list-style-name="L3">
      <style:paragraph-properties fo:margin-top="0in" fo:margin-bottom="0.0402in" loext:contextual-spacing="false"/>
      <style:text-properties style:font-name="DejaVu Sans Condensed"/>
    </style:style>
    <style:style style:name="P9" style:family="paragraph" style:parent-style-name="Standard" style:list-style-name="L4">
      <style:paragraph-properties fo:margin-top="0in" fo:margin-bottom="0.0402in" loext:contextual-spacing="false"/>
      <style:text-properties style:font-name="DejaVu Sans Condensed"/>
    </style:style>
    <style:style style:name="P10" style:family="paragraph" style:parent-style-name="Standard" style:list-style-name="L5">
      <style:paragraph-properties fo:margin-top="0in" fo:margin-bottom="0.0402in" loext:contextual-spacing="false"/>
      <style:text-properties style:font-name="DejaVu Sans Condensed"/>
    </style:style>
    <style:style style:name="P11" style:family="paragraph" style:parent-style-name="Standard" style:list-style-name="L6">
      <style:paragraph-properties fo:margin-top="0in" fo:margin-bottom="0.0402in" loext:contextual-spacing="false"/>
      <style:text-properties style:font-name="DejaVu Sans Condensed"/>
    </style:style>
    <style:style style:name="P12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rsid="0010cbf5" officeooo:paragraph-rsid="0010cbf5"/>
    </style:style>
    <style:style style:name="P13" style:family="paragraph" style:parent-style-name="Standard" style:list-style-name="L1">
      <style:paragraph-properties fo:margin-top="0in" fo:margin-bottom="0.0402in" loext:contextual-spacing="false">
        <style:tab-stops>
          <style:tab-stop style:position="0.6874in"/>
        </style:tab-stops>
      </style:paragraph-properties>
      <style:text-properties style:font-name="DejaVu Sans Condensed"/>
    </style:style>
    <style:style style:name="P14" style:family="paragraph" style:parent-style-name="Standard" style:list-style-name="L1">
      <style:paragraph-properties fo:margin-top="0in" fo:margin-bottom="0.0402in" loext:contextual-spacing="false">
        <style:tab-stops>
          <style:tab-stop style:position="0.6874in"/>
        </style:tab-stops>
      </style:paragraph-properties>
      <style:text-properties style:font-name="DejaVu Sans Condensed" officeooo:paragraph-rsid="001700e2"/>
    </style:style>
    <style:style style:name="P15" style:family="paragraph" style:parent-style-name="Standard" style:list-style-name="L3">
      <style:paragraph-properties fo:margin-top="0in" fo:margin-bottom="0.0799in" loext:contextual-spacing="false"/>
      <style:text-properties style:font-name="DejaVu Sans Condensed"/>
    </style:style>
    <style:style style:name="P16" style:family="paragraph" style:parent-style-name="Standard" style:list-style-name="L4">
      <style:paragraph-properties fo:margin-top="0in" fo:margin-bottom="0.0799in" loext:contextual-spacing="false"/>
      <style:text-properties style:font-name="DejaVu Sans Condensed"/>
    </style:style>
    <style:style style:name="P17" style:family="paragraph" style:parent-style-name="Standard" style:list-style-name="L5">
      <style:paragraph-properties fo:margin-top="0in" fo:margin-bottom="0.0799in" loext:contextual-spacing="false"/>
      <style:text-properties style:font-name="DejaVu Sans Condensed"/>
    </style:style>
    <style:style style:name="P18" style:family="paragraph">
      <style:paragraph-properties fo:line-height="120%" fo:text-align="end"/>
    </style:style>
    <style:style style:name="P19" style:family="paragraph">
      <loext:graphic-properties draw:fill="none" draw:fill-color="#ffffff"/>
      <style:paragraph-properties fo:line-height="120%" fo:text-align="end"/>
      <style:text-properties style:font-name="DejaVu Sans Condense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660" style:font-weight-asian="bold" style:font-weight-complex="bold"/>
    </style:style>
    <style:style style:name="T3" style:family="text">
      <style:text-properties fo:font-weight="bold" officeooo:rsid="00182238" style:font-weight-asian="bold" style:font-weight-complex="bold"/>
    </style:style>
    <style:style style:name="T4" style:family="text">
      <style:text-properties fo:font-weight="bold" officeooo:rsid="001a301d" style:font-weight-asian="bold" style:font-weight-complex="bold"/>
    </style:style>
    <style:style style:name="T5" style:family="text">
      <style:text-properties fo:font-weight="bold" officeooo:rsid="001a39d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af59" style:font-weight-asian="normal" style:font-weight-complex="normal"/>
    </style:style>
    <style:style style:name="T8" style:family="text">
      <style:text-properties fo:font-weight="normal" officeooo:rsid="0017b4f3" style:font-weight-asian="normal" style:font-weight-complex="normal"/>
    </style:style>
    <style:style style:name="T9" style:family="text">
      <style:text-properties fo:font-weight="normal" officeooo:rsid="00182238" style:font-weight-asian="normal" style:font-weight-complex="normal"/>
    </style:style>
    <style:style style:name="T10" style:family="text">
      <style:text-properties fo:font-weight="normal" officeooo:rsid="001a39d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0cbf5"/>
    </style:style>
    <style:style style:name="T13" style:family="text">
      <style:text-properties officeooo:rsid="0013b960"/>
    </style:style>
    <style:style style:name="T14" style:family="text">
      <style:text-properties officeooo:rsid="001700e2"/>
    </style:style>
    <style:style style:name="T15" style:family="text">
      <style:text-properties officeooo:rsid="00182238"/>
    </style:style>
    <style:style style:name="T16" style:family="text">
      <style:text-properties officeooo:rsid="0019cc40"/>
    </style:style>
    <style:style style:name="T17" style:family="text">
      <style:text-properties style:font-name="DejaVu Sans Condensed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text:anchor-type="paragraph" draw:z-index="0" draw:style-name="gr1" draw:text-style-name="P19" svg:width="3.0941in" svg:height="1.0197in" svg:x="3.539in" svg:y="0.0256in"><draw:text-box><text:p text:style-name="P18"><text:span text:style-name="T17">TSBE – 2018 – Frühlingssemester</text:span></text:p><text:p text:style-name="P18"><text:span text:style-name="T17">Freitags 8:00 - 13:10 (6 Lektionen)</text:span></text:p><text:p text:style-name="P18"><text:span text:style-name="T17">Klasse: 16-Informatik</text:span></text:p><text:p text:style-name="P18"><text:span text:style-name="T17">Zimmer 206</text:span></text:p></draw:text-box></draw:frame>Web-Programmieren</text:h>
      <text:p text:style-name="P3">Marco Schmalz &lt;marco.schmalz@gibb.ch&gt;</text:p>
      <text:h text:style-name="P5" text:outline-level="2">Programm</text:h>
      <text:list xml:id="list768220946" text:style-name="L1">
        <text:list-item>
          <text:p text:style-name="P14"><text:span text:style-name="T15">04</text:span>. <text:span text:style-name="T13">Mai</text:span>:<text:tab/><text:span text:style-name="T15">Einführung, HTML, UX-Desing, Projektstart</text:span></text:p>
        </text:list-item>
        <text:list-item>
          <text:p text:style-name="P14"><text:span text:style-name="T13">18</text:span>. <text:span text:style-name="T13">Mai:<text:tab/>CSS, CSS-Frameworks, Einführung JavaScript</text:span></text:p>
        </text:list-item>
        <text:list-item>
          <text:p text:style-name="P14"><text:span text:style-name="T15">25</text:span>. M<text:span text:style-name="T13">ai:</text:span><text:tab/><text:span text:style-name="T14">JavaScript, MVVM-Framework (vue.js), Projektarbeit</text:span></text:p>
        </text:list-item>
        <text:list-item>
          <text:p text:style-name="P14"><text:span text:style-name="T15">01. Juni</text:span>:<text:tab/><text:span text:style-name="T14">Routing, einfaches Backend, Projektarbeit</text:span><text:tab/> </text:p>
        </text:list-item>
        <text:list-item>
          <text:p text:style-name="P13"><text:span text:style-name="T15">08. Juni:</text:span> <text:tab/><text:span text:style-name="T15">Build-Tools, Präsentationen, Praxistipps</text:span></text:p>
        </text:list-item>
      </text:list>
      <text:h text:style-name="P5" text:outline-level="2">Leistungskontrolle</text:h>
      <text:list xml:id="list3431417932" text:style-name="L2">
        <text:list-item>
          <text:p text:style-name="P6">Test: <text:span text:style-name="T4">1.</text:span><text:span text:style-name="T1"> </text:span><text:span text:style-name="T2">Juni</text:span><text:span text:style-name="T1"> 201</text:span><text:span text:style-name="T2">7</text:span><text:span text:style-name="T1">, 8:00 – 8:45<text:line-break/></text:span><text:span text:style-name="T6">Stoff: HTML , </text:span><text:span text:style-name="T8">CSS und JavaScript</text:span><text:span text:style-name="T6"><text:line-break/>Hilfsmittel: 2 A4-Blätter (Cheatsheets)</text:span></text:p>
        </text:list-item>
        <text:list-item>
          <text:p text:style-name="P7"><text:span text:style-name="T6">Projekt:</text:span><text:span text:style-name="T10"> </text:span><text:span text:style-name="T3">8.</text:span><text:span text:style-name="T2"> Juni</text:span><text:span text:style-name="T5"> 201</text:span><text:span text:style-name="T2">7</text:span><text:span text:style-name="T6"><text:line-break/>Präsentation und Abgabe </text:span><text:span text:style-name="T7">(Code und Projektbericht)</text:span></text:p>
        </text:list-item>
      </text:list>
      <text:h text:style-name="P5" text:outline-level="2">Projekt</text:h>
      <text:p text:style-name="P1">Vorgaben:</text:p>
      <text:list xml:id="list3990552883" text:style-name="L3">
        <text:list-item>
          <text:p text:style-name="P8">Projektarbeit in 2er- oder 3er-Teams</text:p>
        </text:list-item>
        <text:list-item>
          <text:p text:style-name="P15">Erstellen einer kleinen (3 Screens) dynamischen Webapplikation (Prototyp und Umsetzung)</text:p>
        </text:list-item>
      </text:list>
      <text:p text:style-name="P1">Projektbericht (Abgabe bis <text:span text:style-name="T15">8</text:span>. <text:span text:style-name="T14">Juni</text:span> 2017):</text:p>
      <text:list xml:id="list166303133" text:style-name="L4">
        <text:list-item>
          <text:p text:style-name="P9">Einführung: Beschreibung der Projektidee</text:p>
        </text:list-item>
        <text:list-item>
          <text:p text:style-name="P9">Spezifikation mittels Papierprototyp</text:p>
        </text:list-item>
        <text:list-item>
          <text:p text:style-name="P9">Arbeitsjournal</text:p>
        </text:list-item>
        <text:list-item>
          <text:p text:style-name="P16">Fazit <text:span text:style-name="T12">(Technisch und Teamwork)</text:span></text:p>
        </text:list-item>
      </text:list>
      <text:p text:style-name="P1">Präsentation und Demo (<text:span text:style-name="T15">8</text:span>. <text:span text:style-name="T14">Juni</text:span> 2017:)</text:p>
      <text:list xml:id="list702684365" text:style-name="L5">
        <text:list-item>
          <text:p text:style-name="P10">5 Minuten Präsentation (inkl. Demo).</text:p>
        </text:list-item>
        <text:list-item>
          <text:p text:style-name="P10">Live-Demonstration der Applikation.</text:p>
        </text:list-item>
        <text:list-item>
          <text:p text:style-name="P17">Vertieftes Eingehen auf <text:span text:style-name="T11">einen</text:span> technischen Aspekt und seiner Umsetzung.</text:p>
        </text:list-item>
      </text:list>
      <text:p text:style-name="P2">Bewertungskriterien:</text:p>
      <text:list xml:id="list281443491" text:style-name="L6">
        <text:list-item>
          <text:p text:style-name="P11">Funktionalität und Code: (½)</text:p>
          <text:list>
            <text:list-item>
              <text:p text:style-name="P12">Die Applikation funktioniert ohne grössere Probleme.</text:p>
            </text:list-item>
            <text:list-item>
              <text:p text:style-name="P12">Zusatzpunkte für Zusatzfunktionen.</text:p>
            </text:list-item>
            <text:list-item>
              <text:p text:style-name="P12">Der Code ist übersichtlich organisiert.</text:p>
            </text:list-item>
          </text:list>
        </text:list-item>
        <text:list-item>
          <text:p text:style-name="P11">Projektbericht und Präsentation (½)</text:p>
          <text:list>
            <text:list-item>
              <text:p text:style-name="P11"><text:span text:style-name="T12">Die </text:span>Spezifikation <text:span text:style-name="T12">ist</text:span> vollstä<text:span text:style-name="T12">ndig.</text:span></text:p>
            </text:list-item>
            <text:list-item>
              <text:p text:style-name="P12">Aus dem Journal ist die Vorgehensweise der Gruppe ersichtlich.</text:p>
            </text:list-item>
            <text:list-item>
              <text:p text:style-name="P12">Das Fazit fasst zusammen was gut bzw. schlecht funktioniert hat, und ergründet dies.</text:p>
            </text:list-item>
            <text:list-item>
              <text:p text:style-name="P12">Lebendige Präsentation unter Einhaltung der Zeitvorgab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8-05-03T18:57:09.542097257</dc:date>
    <meta:editing-duration>PT14H11M5S</meta:editing-duration>
    <meta:editing-cycles>22</meta:editing-cycles>
    <meta:generator>LibreOffice/5.4.6.2$Linux_X86_64 LibreOffice_project/40$Build-2</meta:generator>
    <meta:document-statistic meta:table-count="0" meta:image-count="0" meta:object-count="0" meta:page-count="1" meta:paragraph-count="34" meta:word-count="203" meta:character-count="1466" meta:non-whitespace-character-count="1322"/>
  </office:meta>
</office:document-meta>
</file>